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95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48.894325028" calcext:value-type="float">
            <text:p>248,894325028</text:p>
          </table:table-cell>
          <table:table-cell office:value-type="float" office:value="243.350680325" calcext:value-type="float">
            <text:p>243,350680325</text:p>
          </table:table-cell>
          <table:table-cell office:value-type="float" office:value="245.76094954" calcext:value-type="float">
            <text:p>245,76094954</text:p>
          </table:table-cell>
          <table:table-cell office:value-type="float" office:value="246.638978496" calcext:value-type="float">
            <text:p>246,638978496</text:p>
          </table:table-cell>
          <table:table-cell office:value-type="float" office:value="250.192813358" calcext:value-type="float">
            <text:p>250,192813358</text:p>
          </table:table-cell>
          <table:table-cell office:value-type="float" office:value="258.486314785" calcext:value-type="float">
            <text:p>258,486314785</text:p>
          </table:table-cell>
          <table:table-cell office:value-type="float" office:value="243.019165561" calcext:value-type="float">
            <text:p>243,019165561</text:p>
          </table:table-cell>
          <table:table-cell office:value-type="float" office:value="248.935400677" calcext:value-type="float">
            <text:p>248,935400677</text:p>
          </table:table-cell>
          <table:table-cell office:value-type="float" office:value="252.732888821" calcext:value-type="float">
            <text:p>252,732888821</text:p>
          </table:table-cell>
          <table:table-cell office:value-type="float" office:value="241.652055765" calcext:value-type="float">
            <text:p>241,652055765</text:p>
          </table:table-cell>
          <table:table-cell/>
          <table:table-cell table:formula="of:=TRIMMEAN([.B2:.K2]; 0.2)" office:value-type="float" office:value="247.44065022575" calcext:value-type="float">
            <text:p>247,440650225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57.24761748" calcext:value-type="float">
            <text:p>257,24761748</text:p>
          </table:table-cell>
          <table:table-cell office:value-type="float" office:value="242.943669912" calcext:value-type="float">
            <text:p>242,943669912</text:p>
          </table:table-cell>
          <table:table-cell office:value-type="float" office:value="245.884168006" calcext:value-type="float">
            <text:p>245,884168006</text:p>
          </table:table-cell>
          <table:table-cell office:value-type="float" office:value="252.251428574" calcext:value-type="float">
            <text:p>252,251428574</text:p>
          </table:table-cell>
          <table:table-cell office:value-type="float" office:value="254.775235666" calcext:value-type="float">
            <text:p>254,775235666</text:p>
          </table:table-cell>
          <table:table-cell office:value-type="float" office:value="258.333463984" calcext:value-type="float">
            <text:p>258,333463984</text:p>
          </table:table-cell>
          <table:table-cell office:value-type="float" office:value="243.130970912" calcext:value-type="float">
            <text:p>243,130970912</text:p>
          </table:table-cell>
          <table:table-cell office:value-type="float" office:value="259.298922582" calcext:value-type="float">
            <text:p>259,298922582</text:p>
          </table:table-cell>
          <table:table-cell office:value-type="float" office:value="241.816985731" calcext:value-type="float">
            <text:p>241,816985731</text:p>
          </table:table-cell>
          <table:table-cell office:value-type="float" office:value="251.89368481" calcext:value-type="float">
            <text:p>251,89368481</text:p>
          </table:table-cell>
          <table:table-cell/>
          <table:table-cell table:formula="of:=TRIMMEAN([.B3:.K3]; 0.2)" office:value-type="float" office:value="250.807529918" calcext:value-type="float">
            <text:p>250,807529918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3.388432315" calcext:value-type="float">
            <text:p>263,388432315</text:p>
          </table:table-cell>
          <table:table-cell office:value-type="float" office:value="244.932268776" calcext:value-type="float">
            <text:p>244,932268776</text:p>
          </table:table-cell>
          <table:table-cell office:value-type="float" office:value="255.289750983" calcext:value-type="float">
            <text:p>255,289750983</text:p>
          </table:table-cell>
          <table:table-cell office:value-type="float" office:value="263.366349883" calcext:value-type="float">
            <text:p>263,366349883</text:p>
          </table:table-cell>
          <table:table-cell office:value-type="float" office:value="265.114516827" calcext:value-type="float">
            <text:p>265,114516827</text:p>
          </table:table-cell>
          <table:table-cell office:value-type="float" office:value="272.623534694" calcext:value-type="float">
            <text:p>272,623534694</text:p>
          </table:table-cell>
          <table:table-cell office:value-type="float" office:value="252.884932709" calcext:value-type="float">
            <text:p>252,884932709</text:p>
          </table:table-cell>
          <table:table-cell office:value-type="float" office:value="263.483283079" calcext:value-type="float">
            <text:p>263,483283079</text:p>
          </table:table-cell>
          <table:table-cell office:value-type="float" office:value="253.612046914" calcext:value-type="float">
            <text:p>253,612046914</text:p>
          </table:table-cell>
          <table:table-cell office:value-type="float" office:value="251.312068274" calcext:value-type="float">
            <text:p>251,312068274</text:p>
          </table:table-cell>
          <table:table-cell/>
          <table:table-cell table:formula="of:=TRIMMEAN([.B4:.K4]; 0.2)" office:value-type="float" office:value="258.556422623" calcext:value-type="float">
            <text:p>258,55642262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5.829108583" calcext:value-type="float">
            <text:p>275,829108583</text:p>
          </table:table-cell>
          <table:table-cell office:value-type="float" office:value="256.524920638" calcext:value-type="float">
            <text:p>256,524920638</text:p>
          </table:table-cell>
          <table:table-cell office:value-type="float" office:value="261.877567592" calcext:value-type="float">
            <text:p>261,877567592</text:p>
          </table:table-cell>
          <table:table-cell office:value-type="float" office:value="258.606047815" calcext:value-type="float">
            <text:p>258,606047815</text:p>
          </table:table-cell>
          <table:table-cell office:value-type="float" office:value="267.727167703" calcext:value-type="float">
            <text:p>267,727167703</text:p>
          </table:table-cell>
          <table:table-cell office:value-type="float" office:value="270.506142844" calcext:value-type="float">
            <text:p>270,506142844</text:p>
          </table:table-cell>
          <table:table-cell office:value-type="float" office:value="253.213582866" calcext:value-type="float">
            <text:p>253,213582866</text:p>
          </table:table-cell>
          <table:table-cell office:value-type="float" office:value="269.957629183" calcext:value-type="float">
            <text:p>269,957629183</text:p>
          </table:table-cell>
          <table:table-cell office:value-type="float" office:value="260.322569408" calcext:value-type="float">
            <text:p>260,322569408</text:p>
          </table:table-cell>
          <table:table-cell office:value-type="float" office:value="274.195873146" calcext:value-type="float">
            <text:p>274,195873146</text:p>
          </table:table-cell>
          <table:table-cell/>
          <table:table-cell table:formula="of:=TRIMMEAN([.B5:.K5]; 0.2)" office:value-type="float" office:value="264.964739791125" calcext:value-type="float">
            <text:p>264,9647397911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68.656033522" calcext:value-type="float">
            <text:p>268,656033522</text:p>
          </table:table-cell>
          <table:table-cell office:value-type="float" office:value="240.97129727" calcext:value-type="float">
            <text:p>240,97129727</text:p>
          </table:table-cell>
          <table:table-cell office:value-type="float" office:value="252.421019021" calcext:value-type="float">
            <text:p>252,421019021</text:p>
          </table:table-cell>
          <table:table-cell office:value-type="float" office:value="244.368656819" calcext:value-type="float">
            <text:p>244,368656819</text:p>
          </table:table-cell>
          <table:table-cell office:value-type="float" office:value="256.369716194" calcext:value-type="float">
            <text:p>256,369716194</text:p>
          </table:table-cell>
          <table:table-cell office:value-type="float" office:value="246.363961868" calcext:value-type="float">
            <text:p>246,363961868</text:p>
          </table:table-cell>
          <table:table-cell office:value-type="float" office:value="250.317100977" calcext:value-type="float">
            <text:p>250,317100977</text:p>
          </table:table-cell>
          <table:table-cell office:value-type="float" office:value="268.656896807" calcext:value-type="float">
            <text:p>268,656896807</text:p>
          </table:table-cell>
          <table:table-cell office:value-type="float" office:value="240.697333616" calcext:value-type="float">
            <text:p>240,697333616</text:p>
          </table:table-cell>
          <table:table-cell office:value-type="float" office:value="266.697533878" calcext:value-type="float">
            <text:p>266,697533878</text:p>
          </table:table-cell>
          <table:table-cell/>
          <table:table-cell table:formula="of:=TRIMMEAN([.B6:.K6]; 0.2)" office:value-type="float" office:value="253.270664943625" calcext:value-type="float">
            <text:p>253,2706649436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8.888774675" calcext:value-type="float">
            <text:p>278,888774675</text:p>
          </table:table-cell>
          <table:table-cell office:value-type="float" office:value="249.725857262" calcext:value-type="float">
            <text:p>249,725857262</text:p>
          </table:table-cell>
          <table:table-cell office:value-type="float" office:value="256.018919687" calcext:value-type="float">
            <text:p>256,018919687</text:p>
          </table:table-cell>
          <table:table-cell office:value-type="float" office:value="268.983466184" calcext:value-type="float">
            <text:p>268,983466184</text:p>
          </table:table-cell>
          <table:table-cell office:value-type="float" office:value="270.014351009" calcext:value-type="float">
            <text:p>270,014351009</text:p>
          </table:table-cell>
          <table:table-cell office:value-type="float" office:value="256.446243976" calcext:value-type="float">
            <text:p>256,446243976</text:p>
          </table:table-cell>
          <table:table-cell office:value-type="float" office:value="254.752951911" calcext:value-type="float">
            <text:p>254,752951911</text:p>
          </table:table-cell>
          <table:table-cell office:value-type="float" office:value="289.671310921" calcext:value-type="float">
            <text:p>289,671310921</text:p>
          </table:table-cell>
          <table:table-cell office:value-type="float" office:value="252.29200512" calcext:value-type="float">
            <text:p>252,29200512</text:p>
          </table:table-cell>
          <table:table-cell office:value-type="float" office:value="261.828715836" calcext:value-type="float">
            <text:p>261,828715836</text:p>
          </table:table-cell>
          <table:table-cell/>
          <table:table-cell table:formula="of:=TRIMMEAN([.B7:.K7]; 0.2)" office:value-type="float" office:value="262.40317854975" calcext:value-type="float">
            <text:p>262,4031785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7])" office:value-type="float" office:value="1537.44318605125" calcext:value-type="float">
            <text:p>1537,4431860513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3.144835004" calcext:value-type="float">
            <text:p>273,144835004</text:p>
          </table:table-cell>
          <table:table-cell office:value-type="float" office:value="273.953439165" calcext:value-type="float">
            <text:p>273,953439165</text:p>
          </table:table-cell>
          <table:table-cell office:value-type="float" office:value="271.614774457" calcext:value-type="float">
            <text:p>271,614774457</text:p>
          </table:table-cell>
          <table:table-cell office:value-type="float" office:value="281.907441208" calcext:value-type="float">
            <text:p>281,907441208</text:p>
          </table:table-cell>
          <table:table-cell office:value-type="float" office:value="283.238497309" calcext:value-type="float">
            <text:p>283,238497309</text:p>
          </table:table-cell>
          <table:table-cell office:value-type="float" office:value="282.883737234" calcext:value-type="float">
            <text:p>282,883737234</text:p>
          </table:table-cell>
          <table:table-cell office:value-type="float" office:value="288.824516578" calcext:value-type="float">
            <text:p>288,824516578</text:p>
          </table:table-cell>
          <table:table-cell office:value-type="float" office:value="271.811139937" calcext:value-type="float">
            <text:p>271,811139937</text:p>
          </table:table-cell>
          <table:table-cell office:value-type="float" office:value="274.987447354" calcext:value-type="float">
            <text:p>274,987447354</text:p>
          </table:table-cell>
          <table:table-cell office:value-type="float" office:value="278.208545778" calcext:value-type="float">
            <text:p>278,208545778</text:p>
          </table:table-cell>
          <table:table-cell/>
          <table:table-cell table:formula="of:=TRIMMEAN([.B2:.K2]; 0.2)" office:value-type="float" office:value="277.516885373625" calcext:value-type="float">
            <text:p>277,5168853736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4.425737967" calcext:value-type="float">
            <text:p>274,425737967</text:p>
          </table:table-cell>
          <table:table-cell office:value-type="float" office:value="275.60661729" calcext:value-type="float">
            <text:p>275,60661729</text:p>
          </table:table-cell>
          <table:table-cell office:value-type="float" office:value="279.273675844" calcext:value-type="float">
            <text:p>279,273675844</text:p>
          </table:table-cell>
          <table:table-cell office:value-type="float" office:value="283.866656356" calcext:value-type="float">
            <text:p>283,866656356</text:p>
          </table:table-cell>
          <table:table-cell office:value-type="float" office:value="283.544887663" calcext:value-type="float">
            <text:p>283,544887663</text:p>
          </table:table-cell>
          <table:table-cell office:value-type="float" office:value="284.867883159" calcext:value-type="float">
            <text:p>284,867883159</text:p>
          </table:table-cell>
          <table:table-cell office:value-type="float" office:value="289.332880809" calcext:value-type="float">
            <text:p>289,332880809</text:p>
          </table:table-cell>
          <table:table-cell office:value-type="float" office:value="271.197876761" calcext:value-type="float">
            <text:p>271,197876761</text:p>
          </table:table-cell>
          <table:table-cell office:value-type="float" office:value="278.083688244" calcext:value-type="float">
            <text:p>278,083688244</text:p>
          </table:table-cell>
          <table:table-cell office:value-type="float" office:value="280.620939619" calcext:value-type="float">
            <text:p>280,620939619</text:p>
          </table:table-cell>
          <table:table-cell/>
          <table:table-cell table:formula="of:=TRIMMEAN([.B3:.K3]; 0.2)" office:value-type="float" office:value="280.03626076775" calcext:value-type="float">
            <text:p>280,0362607678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0.334678852" calcext:value-type="float">
            <text:p>270,334678852</text:p>
          </table:table-cell>
          <table:table-cell office:value-type="float" office:value="273.692236754" calcext:value-type="float">
            <text:p>273,692236754</text:p>
          </table:table-cell>
          <table:table-cell office:value-type="float" office:value="281.305979053" calcext:value-type="float">
            <text:p>281,305979053</text:p>
          </table:table-cell>
          <table:table-cell office:value-type="float" office:value="279.813336778" calcext:value-type="float">
            <text:p>279,813336778</text:p>
          </table:table-cell>
          <table:table-cell office:value-type="float" office:value="278.560454474" calcext:value-type="float">
            <text:p>278,560454474</text:p>
          </table:table-cell>
          <table:table-cell office:value-type="float" office:value="287.440277605" calcext:value-type="float">
            <text:p>287,440277605</text:p>
          </table:table-cell>
          <table:table-cell office:value-type="float" office:value="293.363951216" calcext:value-type="float">
            <text:p>293,363951216</text:p>
          </table:table-cell>
          <table:table-cell office:value-type="float" office:value="271.499190419" calcext:value-type="float">
            <text:p>271,499190419</text:p>
          </table:table-cell>
          <table:table-cell office:value-type="float" office:value="270.040437363" calcext:value-type="float">
            <text:p>270,040437363</text:p>
          </table:table-cell>
          <table:table-cell office:value-type="float" office:value="269.695146539" calcext:value-type="float">
            <text:p>269,695146539</text:p>
          </table:table-cell>
          <table:table-cell/>
          <table:table-cell table:formula="of:=TRIMMEAN([.B4:.K4]; 0.2)" office:value-type="float" office:value="276.58582391225" calcext:value-type="float">
            <text:p>276,585823912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1.709412128" calcext:value-type="float">
            <text:p>281,709412128</text:p>
          </table:table-cell>
          <table:table-cell office:value-type="float" office:value="283.509888893" calcext:value-type="float">
            <text:p>283,509888893</text:p>
          </table:table-cell>
          <table:table-cell office:value-type="float" office:value="290.963503927" calcext:value-type="float">
            <text:p>290,963503927</text:p>
          </table:table-cell>
          <table:table-cell office:value-type="float" office:value="284.362245424" calcext:value-type="float">
            <text:p>284,362245424</text:p>
          </table:table-cell>
          <table:table-cell office:value-type="float" office:value="293.391383551" calcext:value-type="float">
            <text:p>293,391383551</text:p>
          </table:table-cell>
          <table:table-cell office:value-type="float" office:value="296.446914657" calcext:value-type="float">
            <text:p>296,446914657</text:p>
          </table:table-cell>
          <table:table-cell office:value-type="float" office:value="279.248720337" calcext:value-type="float">
            <text:p>279,248720337</text:p>
          </table:table-cell>
          <table:table-cell office:value-type="float" office:value="283.213128061" calcext:value-type="float">
            <text:p>283,213128061</text:p>
          </table:table-cell>
          <table:table-cell office:value-type="float" office:value="281.647991649" calcext:value-type="float">
            <text:p>281,647991649</text:p>
          </table:table-cell>
          <table:table-cell office:value-type="float" office:value="286.097281802" calcext:value-type="float">
            <text:p>286,097281802</text:p>
          </table:table-cell>
          <table:table-cell/>
          <table:table-cell table:formula="of:=TRIMMEAN([.B5:.K5]; 0.2)" office:value-type="float" office:value="285.611854429375" calcext:value-type="float">
            <text:p>285,611854429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81.837396208" calcext:value-type="float">
            <text:p>281,837396208</text:p>
          </table:table-cell>
          <table:table-cell office:value-type="float" office:value="283.488523443" calcext:value-type="float">
            <text:p>283,488523443</text:p>
          </table:table-cell>
          <table:table-cell office:value-type="float" office:value="286.188516067" calcext:value-type="float">
            <text:p>286,188516067</text:p>
          </table:table-cell>
          <table:table-cell office:value-type="float" office:value="295.17346591" calcext:value-type="float">
            <text:p>295,17346591</text:p>
          </table:table-cell>
          <table:table-cell office:value-type="float" office:value="296.654999831" calcext:value-type="float">
            <text:p>296,654999831</text:p>
          </table:table-cell>
          <table:table-cell office:value-type="float" office:value="296.212565212" calcext:value-type="float">
            <text:p>296,212565212</text:p>
          </table:table-cell>
          <table:table-cell office:value-type="float" office:value="277.883194337" calcext:value-type="float">
            <text:p>277,883194337</text:p>
          </table:table-cell>
          <table:table-cell office:value-type="float" office:value="284.927336475" calcext:value-type="float">
            <text:p>284,927336475</text:p>
          </table:table-cell>
          <table:table-cell office:value-type="float" office:value="285.610778928" calcext:value-type="float">
            <text:p>285,610778928</text:p>
          </table:table-cell>
          <table:table-cell office:value-type="float" office:value="287.966773148" calcext:value-type="float">
            <text:p>287,966773148</text:p>
          </table:table-cell>
          <table:table-cell/>
          <table:table-cell table:formula="of:=TRIMMEAN([.B6:.K6]; 0.2)" office:value-type="float" office:value="287.675669423875" calcext:value-type="float">
            <text:p>287,6756694239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9.491615261" calcext:value-type="float">
            <text:p>269,491615261</text:p>
          </table:table-cell>
          <table:table-cell office:value-type="float" office:value="272.598260854" calcext:value-type="float">
            <text:p>272,598260854</text:p>
          </table:table-cell>
          <table:table-cell office:value-type="float" office:value="278.164701571" calcext:value-type="float">
            <text:p>278,164701571</text:p>
          </table:table-cell>
          <table:table-cell office:value-type="float" office:value="276.079299897" calcext:value-type="float">
            <text:p>276,079299897</text:p>
          </table:table-cell>
          <table:table-cell office:value-type="float" office:value="279.971815318" calcext:value-type="float">
            <text:p>279,971815318</text:p>
          </table:table-cell>
          <table:table-cell office:value-type="float" office:value="288.488648725" calcext:value-type="float">
            <text:p>288,488648725</text:p>
          </table:table-cell>
          <table:table-cell office:value-type="float" office:value="267.788299757" calcext:value-type="float">
            <text:p>267,788299757</text:p>
          </table:table-cell>
          <table:table-cell office:value-type="float" office:value="264.69052496" calcext:value-type="float">
            <text:p>264,69052496</text:p>
          </table:table-cell>
          <table:table-cell office:value-type="float" office:value="278.207059649" calcext:value-type="float">
            <text:p>278,207059649</text:p>
          </table:table-cell>
          <table:table-cell office:value-type="float" office:value="276.216270677" calcext:value-type="float">
            <text:p>276,216270677</text:p>
          </table:table-cell>
          <table:table-cell/>
          <table:table-cell table:formula="of:=TRIMMEAN([.B7:.K7]; 0.2)" office:value-type="float" office:value="274.814665373" calcext:value-type="float">
            <text:p>274,81466537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7])" office:value-type="float" office:value="1682.24115927988" calcext:value-type="float">
            <text:p>1682,2411592799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4.3545155" calcext:value-type="float">
            <text:p>274,3545155</text:p>
          </table:table-cell>
          <table:table-cell office:value-type="float" office:value="273.426580244" calcext:value-type="float">
            <text:p>273,426580244</text:p>
          </table:table-cell>
          <table:table-cell office:value-type="float" office:value="274.700747716" calcext:value-type="float">
            <text:p>274,700747716</text:p>
          </table:table-cell>
          <table:table-cell office:value-type="float" office:value="275.440039449" calcext:value-type="float">
            <text:p>275,440039449</text:p>
          </table:table-cell>
          <table:table-cell office:value-type="float" office:value="280.888732665" calcext:value-type="float">
            <text:p>280,888732665</text:p>
          </table:table-cell>
          <table:table-cell office:value-type="float" office:value="273.48290096" calcext:value-type="float">
            <text:p>273,48290096</text:p>
          </table:table-cell>
          <table:table-cell office:value-type="float" office:value="273.460482182" calcext:value-type="float">
            <text:p>273,460482182</text:p>
          </table:table-cell>
          <table:table-cell office:value-type="float" office:value="274.953467216" calcext:value-type="float">
            <text:p>274,953467216</text:p>
          </table:table-cell>
          <table:table-cell office:value-type="float" office:value="274.925262973" calcext:value-type="float">
            <text:p>274,925262973</text:p>
          </table:table-cell>
          <table:table-cell office:value-type="float" office:value="274.728906348" calcext:value-type="float">
            <text:p>274,728906348</text:p>
          </table:table-cell>
          <table:table-cell/>
          <table:table-cell table:formula="of:=TRIMMEAN([.B2:.K2]; 0.2)" office:value-type="float" office:value="274.505790293" calcext:value-type="float">
            <text:p>274,505790293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5.462860918" calcext:value-type="float">
            <text:p>275,462860918</text:p>
          </table:table-cell>
          <table:table-cell office:value-type="float" office:value="271.556460492" calcext:value-type="float">
            <text:p>271,556460492</text:p>
          </table:table-cell>
          <table:table-cell office:value-type="float" office:value="271.129370268" calcext:value-type="float">
            <text:p>271,129370268</text:p>
          </table:table-cell>
          <table:table-cell office:value-type="float" office:value="271.671335389" calcext:value-type="float">
            <text:p>271,671335389</text:p>
          </table:table-cell>
          <table:table-cell office:value-type="float" office:value="273.855584576" calcext:value-type="float">
            <text:p>273,855584576</text:p>
          </table:table-cell>
          <table:table-cell office:value-type="float" office:value="269.486454502" calcext:value-type="float">
            <text:p>269,486454502</text:p>
          </table:table-cell>
          <table:table-cell office:value-type="float" office:value="269.387896988" calcext:value-type="float">
            <text:p>269,387896988</text:p>
          </table:table-cell>
          <table:table-cell office:value-type="float" office:value="273.038189967" calcext:value-type="float">
            <text:p>273,038189967</text:p>
          </table:table-cell>
          <table:table-cell office:value-type="float" office:value="271.87469931" calcext:value-type="float">
            <text:p>271,87469931</text:p>
          </table:table-cell>
          <table:table-cell office:value-type="float" office:value="271.30660096" calcext:value-type="float">
            <text:p>271,30660096</text:p>
          </table:table-cell>
          <table:table-cell/>
          <table:table-cell table:formula="of:=TRIMMEAN([.B3:.K3]; 0.2)" office:value-type="float" office:value="271.739836933" calcext:value-type="float">
            <text:p>271,739836933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1.117626845" calcext:value-type="float">
            <text:p>271,117626845</text:p>
          </table:table-cell>
          <table:table-cell office:value-type="float" office:value="272.202399234" calcext:value-type="float">
            <text:p>272,202399234</text:p>
          </table:table-cell>
          <table:table-cell office:value-type="float" office:value="272.015666403" calcext:value-type="float">
            <text:p>272,015666403</text:p>
          </table:table-cell>
          <table:table-cell office:value-type="float" office:value="270.35921069" calcext:value-type="float">
            <text:p>270,35921069</text:p>
          </table:table-cell>
          <table:table-cell office:value-type="float" office:value="271.854192374" calcext:value-type="float">
            <text:p>271,854192374</text:p>
          </table:table-cell>
          <table:table-cell office:value-type="float" office:value="269.647658308" calcext:value-type="float">
            <text:p>269,647658308</text:p>
          </table:table-cell>
          <table:table-cell office:value-type="float" office:value="270.259512435" calcext:value-type="float">
            <text:p>270,259512435</text:p>
          </table:table-cell>
          <table:table-cell office:value-type="float" office:value="271.180734313" calcext:value-type="float">
            <text:p>271,180734313</text:p>
          </table:table-cell>
          <table:table-cell office:value-type="float" office:value="271.486808927" calcext:value-type="float">
            <text:p>271,486808927</text:p>
          </table:table-cell>
          <table:table-cell office:value-type="float" office:value="271.111565351" calcext:value-type="float">
            <text:p>271,111565351</text:p>
          </table:table-cell>
          <table:table-cell/>
          <table:table-cell table:formula="of:=TRIMMEAN([.B4:.K4]; 0.2)" office:value-type="float" office:value="271.17316466725" calcext:value-type="float">
            <text:p>271,173164667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3.43871881" calcext:value-type="float">
            <text:p>273,43871881</text:p>
          </table:table-cell>
          <table:table-cell office:value-type="float" office:value="275.079691533" calcext:value-type="float">
            <text:p>275,079691533</text:p>
          </table:table-cell>
          <table:table-cell office:value-type="float" office:value="272.194251553" calcext:value-type="float">
            <text:p>272,194251553</text:p>
          </table:table-cell>
          <table:table-cell office:value-type="float" office:value="271.261701226" calcext:value-type="float">
            <text:p>271,261701226</text:p>
          </table:table-cell>
          <table:table-cell office:value-type="float" office:value="272.675724685" calcext:value-type="float">
            <text:p>272,675724685</text:p>
          </table:table-cell>
          <table:table-cell office:value-type="float" office:value="271.402967523" calcext:value-type="float">
            <text:p>271,402967523</text:p>
          </table:table-cell>
          <table:table-cell office:value-type="float" office:value="270.321788269" calcext:value-type="float">
            <text:p>270,321788269</text:p>
          </table:table-cell>
          <table:table-cell office:value-type="float" office:value="271.368555916" calcext:value-type="float">
            <text:p>271,368555916</text:p>
          </table:table-cell>
          <table:table-cell office:value-type="float" office:value="272.102734454" calcext:value-type="float">
            <text:p>272,102734454</text:p>
          </table:table-cell>
          <table:table-cell office:value-type="float" office:value="272.982291137" calcext:value-type="float">
            <text:p>272,982291137</text:p>
          </table:table-cell>
          <table:table-cell/>
          <table:table-cell table:formula="of:=TRIMMEAN([.B5:.K5]; 0.2)" office:value-type="float" office:value="272.178368163" calcext:value-type="float">
            <text:p>272,17836816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2.903867172" calcext:value-type="float">
            <text:p>272,903867172</text:p>
          </table:table-cell>
          <table:table-cell office:value-type="float" office:value="271.845899278" calcext:value-type="float">
            <text:p>271,845899278</text:p>
          </table:table-cell>
          <table:table-cell office:value-type="float" office:value="273.193169477" calcext:value-type="float">
            <text:p>273,193169477</text:p>
          </table:table-cell>
          <table:table-cell office:value-type="float" office:value="271.519224349" calcext:value-type="float">
            <text:p>271,519224349</text:p>
          </table:table-cell>
          <table:table-cell office:value-type="float" office:value="276.214535225" calcext:value-type="float">
            <text:p>276,214535225</text:p>
          </table:table-cell>
          <table:table-cell office:value-type="float" office:value="271.451528828" calcext:value-type="float">
            <text:p>271,451528828</text:p>
          </table:table-cell>
          <table:table-cell office:value-type="float" office:value="271.842874267" calcext:value-type="float">
            <text:p>271,842874267</text:p>
          </table:table-cell>
          <table:table-cell office:value-type="float" office:value="271.237511879" calcext:value-type="float">
            <text:p>271,237511879</text:p>
          </table:table-cell>
          <table:table-cell office:value-type="float" office:value="271.714065436" calcext:value-type="float">
            <text:p>271,714065436</text:p>
          </table:table-cell>
          <table:table-cell office:value-type="float" office:value="271.481116604" calcext:value-type="float">
            <text:p>271,481116604</text:p>
          </table:table-cell>
          <table:table-cell/>
          <table:table-cell table:formula="of:=TRIMMEAN([.B6:.K6]; 0.2)" office:value-type="float" office:value="271.993968176375" calcext:value-type="float">
            <text:p>271,9939681764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8.31372868" calcext:value-type="float">
            <text:p>278,31372868</text:p>
          </table:table-cell>
          <table:table-cell office:value-type="float" office:value="276.138934743" calcext:value-type="float">
            <text:p>276,138934743</text:p>
          </table:table-cell>
          <table:table-cell office:value-type="float" office:value="274.808964451" calcext:value-type="float">
            <text:p>274,808964451</text:p>
          </table:table-cell>
          <table:table-cell office:value-type="float" office:value="273.992080779" calcext:value-type="float">
            <text:p>273,992080779</text:p>
          </table:table-cell>
          <table:table-cell office:value-type="float" office:value="273.257115045" calcext:value-type="float">
            <text:p>273,257115045</text:p>
          </table:table-cell>
          <table:table-cell office:value-type="float" office:value="272.410520719" calcext:value-type="float">
            <text:p>272,410520719</text:p>
          </table:table-cell>
          <table:table-cell office:value-type="float" office:value="273.745356059" calcext:value-type="float">
            <text:p>273,745356059</text:p>
          </table:table-cell>
          <table:table-cell office:value-type="float" office:value="271.251191084" calcext:value-type="float">
            <text:p>271,251191084</text:p>
          </table:table-cell>
          <table:table-cell office:value-type="float" office:value="272.56205503" calcext:value-type="float">
            <text:p>272,56205503</text:p>
          </table:table-cell>
          <table:table-cell office:value-type="float" office:value="272.507520792" calcext:value-type="float">
            <text:p>272,507520792</text:p>
          </table:table-cell>
          <table:table-cell/>
          <table:table-cell table:formula="of:=TRIMMEAN([.B7:.K7]; 0.2)" office:value-type="float" office:value="273.67781845225" calcext:value-type="float">
            <text:p>273,677818452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7])" office:value-type="float" office:value="1635.26894668488" calcext:value-type="float">
            <text:p>1635,2689466849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64.70171739" calcext:value-type="float">
            <text:p>264,70171739</text:p>
          </table:table-cell>
          <table:table-cell office:value-type="float" office:value="262.099922812" calcext:value-type="float">
            <text:p>262,099922812</text:p>
          </table:table-cell>
          <table:table-cell office:value-type="float" office:value="267.8001774" calcext:value-type="float">
            <text:p>267,8001774</text:p>
          </table:table-cell>
          <table:table-cell office:value-type="float" office:value="266.968742579" calcext:value-type="float">
            <text:p>266,968742579</text:p>
          </table:table-cell>
          <table:table-cell office:value-type="float" office:value="267.721772254" calcext:value-type="float">
            <text:p>267,721772254</text:p>
          </table:table-cell>
          <table:table-cell office:value-type="float" office:value="266.614972126" calcext:value-type="float">
            <text:p>266,614972126</text:p>
          </table:table-cell>
          <table:table-cell office:value-type="float" office:value="268.887568255" calcext:value-type="float">
            <text:p>268,887568255</text:p>
          </table:table-cell>
          <table:table-cell office:value-type="float" office:value="266.419186115" calcext:value-type="float">
            <text:p>266,419186115</text:p>
          </table:table-cell>
          <table:table-cell office:value-type="float" office:value="271.568525665" calcext:value-type="float">
            <text:p>271,568525665</text:p>
          </table:table-cell>
          <table:table-cell office:value-type="float" office:value="267.025194968" calcext:value-type="float">
            <text:p>267,025194968</text:p>
          </table:table-cell>
          <table:table-cell/>
          <table:table-cell table:formula="of:=TRIMMEAN([.B2:.K2]; 0.2)" office:value-type="float" office:value="267.017416385875" calcext:value-type="float">
            <text:p>267,0174163859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64.276691271" calcext:value-type="float">
            <text:p>264,276691271</text:p>
          </table:table-cell>
          <table:table-cell office:value-type="float" office:value="267.028082529" calcext:value-type="float">
            <text:p>267,028082529</text:p>
          </table:table-cell>
          <table:table-cell office:value-type="float" office:value="262.864518953" calcext:value-type="float">
            <text:p>262,864518953</text:p>
          </table:table-cell>
          <table:table-cell office:value-type="float" office:value="263.053673763" calcext:value-type="float">
            <text:p>263,053673763</text:p>
          </table:table-cell>
          <table:table-cell office:value-type="float" office:value="265.047627948" calcext:value-type="float">
            <text:p>265,047627948</text:p>
          </table:table-cell>
          <table:table-cell office:value-type="float" office:value="264.3384693" calcext:value-type="float">
            <text:p>264,3384693</text:p>
          </table:table-cell>
          <table:table-cell office:value-type="float" office:value="262.335854856" calcext:value-type="float">
            <text:p>262,335854856</text:p>
          </table:table-cell>
          <table:table-cell office:value-type="float" office:value="265.838466894" calcext:value-type="float">
            <text:p>265,838466894</text:p>
          </table:table-cell>
          <table:table-cell office:value-type="float" office:value="267.856214532" calcext:value-type="float">
            <text:p>267,856214532</text:p>
          </table:table-cell>
          <table:table-cell office:value-type="float" office:value="266.839987122" calcext:value-type="float">
            <text:p>266,839987122</text:p>
          </table:table-cell>
          <table:table-cell/>
          <table:table-cell table:formula="of:=TRIMMEAN([.B3:.K3]; 0.2)" office:value-type="float" office:value="264.9109397225" calcext:value-type="float">
            <text:p>264,9109397225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5.580948693" calcext:value-type="float">
            <text:p>265,580948693</text:p>
          </table:table-cell>
          <table:table-cell office:value-type="float" office:value="267.762722492" calcext:value-type="float">
            <text:p>267,762722492</text:p>
          </table:table-cell>
          <table:table-cell office:value-type="float" office:value="261.283712512" calcext:value-type="float">
            <text:p>261,283712512</text:p>
          </table:table-cell>
          <table:table-cell office:value-type="float" office:value="262.13367959" calcext:value-type="float">
            <text:p>262,13367959</text:p>
          </table:table-cell>
          <table:table-cell office:value-type="float" office:value="265.812205176" calcext:value-type="float">
            <text:p>265,812205176</text:p>
          </table:table-cell>
          <table:table-cell office:value-type="float" office:value="265.546696247" calcext:value-type="float">
            <text:p>265,546696247</text:p>
          </table:table-cell>
          <table:table-cell office:value-type="float" office:value="266.528259997" calcext:value-type="float">
            <text:p>266,528259997</text:p>
          </table:table-cell>
          <table:table-cell office:value-type="float" office:value="265.670459272" calcext:value-type="float">
            <text:p>265,670459272</text:p>
          </table:table-cell>
          <table:table-cell office:value-type="float" office:value="267.953477458" calcext:value-type="float">
            <text:p>267,953477458</text:p>
          </table:table-cell>
          <table:table-cell office:value-type="float" office:value="267.041339425" calcext:value-type="float">
            <text:p>267,041339425</text:p>
          </table:table-cell>
          <table:table-cell/>
          <table:table-cell table:formula="of:=TRIMMEAN([.B4:.K4]; 0.2)" office:value-type="float" office:value="265.7595388615" calcext:value-type="float">
            <text:p>265,7595388615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1.811046771" calcext:value-type="float">
            <text:p>261,811046771</text:p>
          </table:table-cell>
          <table:table-cell office:value-type="float" office:value="259.682044477" calcext:value-type="float">
            <text:p>259,682044477</text:p>
          </table:table-cell>
          <table:table-cell office:value-type="float" office:value="264.717750506" calcext:value-type="float">
            <text:p>264,717750506</text:p>
          </table:table-cell>
          <table:table-cell office:value-type="float" office:value="1191.411931632" calcext:value-type="float">
            <text:p>1191,411931632</text:p>
          </table:table-cell>
          <table:table-cell office:value-type="float" office:value="259.240827795" calcext:value-type="float">
            <text:p>259,240827795</text:p>
          </table:table-cell>
          <table:table-cell office:value-type="float" office:value="262.276061539" calcext:value-type="float">
            <text:p>262,276061539</text:p>
          </table:table-cell>
          <table:table-cell office:value-type="float" office:value="263.772667787" calcext:value-type="float">
            <text:p>263,772667787</text:p>
          </table:table-cell>
          <table:table-cell office:value-type="float" office:value="267.384432519" calcext:value-type="float">
            <text:p>267,384432519</text:p>
          </table:table-cell>
          <table:table-cell office:value-type="float" office:value="262.454215367" calcext:value-type="float">
            <text:p>262,454215367</text:p>
          </table:table-cell>
          <table:table-cell office:value-type="float" office:value="264.566597337" calcext:value-type="float">
            <text:p>264,566597337</text:p>
          </table:table-cell>
          <table:table-cell/>
          <table:table-cell table:formula="of:=TRIMMEAN([.B5:.K5]; 0.2)" office:value-type="float" office:value="263.333102037875" calcext:value-type="float">
            <text:p>263,3331020379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9.793023428" calcext:value-type="float">
            <text:p>259,793023428</text:p>
          </table:table-cell>
          <table:table-cell office:value-type="float" office:value="263.751901211" calcext:value-type="float">
            <text:p>263,751901211</text:p>
          </table:table-cell>
          <table:table-cell office:value-type="float" office:value="264.46616281" calcext:value-type="float">
            <text:p>264,46616281</text:p>
          </table:table-cell>
          <table:table-cell office:value-type="float" office:value="264.851561596" calcext:value-type="float">
            <text:p>264,851561596</text:p>
          </table:table-cell>
          <table:table-cell office:value-type="float" office:value="263.787606171" calcext:value-type="float">
            <text:p>263,787606171</text:p>
          </table:table-cell>
          <table:table-cell office:value-type="float" office:value="260.91509205" calcext:value-type="float">
            <text:p>260,91509205</text:p>
          </table:table-cell>
          <table:table-cell office:value-type="float" office:value="261.658760046" calcext:value-type="float">
            <text:p>261,658760046</text:p>
          </table:table-cell>
          <table:table-cell office:value-type="float" office:value="267.905994307" calcext:value-type="float">
            <text:p>267,905994307</text:p>
          </table:table-cell>
          <table:table-cell office:value-type="float" office:value="267.220386768" calcext:value-type="float">
            <text:p>267,220386768</text:p>
          </table:table-cell>
          <table:table-cell office:value-type="float" office:value="265.636567838" calcext:value-type="float">
            <text:p>265,636567838</text:p>
          </table:table-cell>
          <table:table-cell/>
          <table:table-cell table:formula="of:=TRIMMEAN([.B6:.K6]; 0.2)" office:value-type="float" office:value="264.03600481125" calcext:value-type="float">
            <text:p>264,0360048113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5.698561111" calcext:value-type="float">
            <text:p>265,698561111</text:p>
          </table:table-cell>
          <table:table-cell office:value-type="float" office:value="264.930797746" calcext:value-type="float">
            <text:p>264,930797746</text:p>
          </table:table-cell>
          <table:table-cell office:value-type="float" office:value="260.954330851" calcext:value-type="float">
            <text:p>260,954330851</text:p>
          </table:table-cell>
          <table:table-cell office:value-type="float" office:value="263.434186966" calcext:value-type="float">
            <text:p>263,434186966</text:p>
          </table:table-cell>
          <table:table-cell office:value-type="float" office:value="265.333919475" calcext:value-type="float">
            <text:p>265,333919475</text:p>
          </table:table-cell>
          <table:table-cell office:value-type="float" office:value="261.485060203" calcext:value-type="float">
            <text:p>261,485060203</text:p>
          </table:table-cell>
          <table:table-cell office:value-type="float" office:value="265.880158366" calcext:value-type="float">
            <text:p>265,880158366</text:p>
          </table:table-cell>
          <table:table-cell office:value-type="float" office:value="266.369515628" calcext:value-type="float">
            <text:p>266,369515628</text:p>
          </table:table-cell>
          <table:table-cell office:value-type="float" office:value="262.388049689" calcext:value-type="float">
            <text:p>262,388049689</text:p>
          </table:table-cell>
          <table:table-cell office:value-type="float" office:value="266.967697296" calcext:value-type="float">
            <text:p>266,967697296</text:p>
          </table:table-cell>
          <table:table-cell/>
          <table:table-cell table:formula="of:=TRIMMEAN([.B7:.K7]; 0.2)" office:value-type="float" office:value="264.440031148" calcext:value-type="float">
            <text:p>264,44003114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7])" office:value-type="float" office:value="1589.497032967" calcext:value-type="float">
            <text:p>1589,497032967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8.53mm" svg:y="58.9mm">
            <draw:object draw:notify-on-update-of-ranges="Gráficos.A1:Gráficos.A1 Gráficos.A2:Gráficos.A2 Gráficos.B1:Gráficos.B1 Gráficos.B2:Gráficos.B2 Gráficos.C1:Gráficos.C1 Gráficos.C2:Gráficos.C2 Gráficos.D1:Gráficos.D1 Gráficos.D2:Gráficos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table:formula="of:=[1CM.M9]" office:value-type="float" office:value="1537.44318605125" calcext:value-type="float">
            <text:p>1537,4431860513</text:p>
          </table:table-cell>
          <table:table-cell table:formula="of:=[2CM.M9]" office:value-type="float" office:value="1682.24115927988" calcext:value-type="float">
            <text:p>1682,2411592799</text:p>
          </table:table-cell>
          <table:table-cell table:formula="of:=[4CM.M9]" office:value-type="float" office:value="1635.26894668488" calcext:value-type="float">
            <text:p>1635,2689466849</text:p>
          </table:table-cell>
          <table:table-cell table:formula="of:=[6CM.M9]" office:value-type="float" office:value="1589.497032967" calcext:value-type="float">
            <text:p>1589,4970329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20:42:53.9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0:27:23.965000000</meta:creation-date>
    <dc:date>2017-03-09T20:51:53.857000000</dc:date>
    <meta:editing-duration>PT36M47S</meta:editing-duration>
    <meta:editing-cycles>7</meta:editing-cycles>
    <meta:generator>LibreOffice/4.4.7.2$Windows_x86 LibreOffice_project/f3153a8b245191196a4b6b9abd1d0da16eead600</meta:generator>
    <meta:document-statistic meta:table-count="5" meta:cell-count="3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7cm" svg:y="0.316cm" chart:style-name="ch2">
          <text:p>Inserção</text:p>
        </chart:title>
        <chart:legend chart:legend-position="end" svg:x="14.531cm" svg:y="3.454cm" style:legend-expansion="high" chart:style-name="ch3"/>
        <chart:plot-area chart:style-name="ch4" table:cell-range-address="Gráficos.A1:Gráficos.D2" chart:data-source-has-labels="row" svg:x="1.331cm" svg:y="1.275cm" svg:width="12.88cm" svg:height="7.545cm">
          <chartooo:coordinate-region svg:x="2.323cm" svg:y="1.474cm" svg:width="11.888cm" svg:height="7.147cm"/>
          <chart:axis chart:dimension="x" chart:name="primary-x" chart:style-name="ch5"/>
          <chart:axis chart:dimension="y" chart:name="primary-y" chart:style-name="ch6">
            <chart:title svg:x="0.451cm" svg:y="5.858cm" chart:style-name="ch7">
              <text:p>Tempo (s)</text:p>
            </chart:title>
            <chart:grid chart:style-name="ch8" chart:class="major"/>
          </chart:axis>
          <chart:series chart:style-name="ch9" chart:values-cell-range-address="Gráficos.A2:Gráficos.A2" chart:label-cell-address="Gráficos.A1:Gráficos.A1" chart:class="chart:bar">
            <chart:data-point/>
          </chart:series>
          <chart:series chart:style-name="ch10" chart:values-cell-range-address="Gráficos.B2:Gráficos.B2" chart:label-cell-address="Gráficos.B1:Gráficos.B1" chart:class="chart:bar">
            <chart:data-point/>
          </chart:series>
          <chart:series chart:style-name="ch11" chart:values-cell-range-address="Gráficos.C2:Gráficos.C2" chart:label-cell-address="Gráficos.C1:Gráficos.C1" chart:class="chart:bar">
            <chart:data-point/>
          </chart:series>
          <chart:series chart:style-name="ch12" chart:values-cell-range-address="Gráficos.D2:Gráficos.D2" chart:label-cell-address="Gráficos.D1:Gráficos.D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A1:Gráficos.A1</svg:desc>
                </draw:g>
              </table:table-cell>
              <table:table-cell office:value-type="string">
                <text:p>2CM</text:p>
                <draw:g>
                  <svg:desc>Gráficos.B1:Gráficos.B1</svg:desc>
                </draw:g>
              </table:table-cell>
              <table:table-cell office:value-type="string">
                <text:p>4CM</text:p>
                <draw:g>
                  <svg:desc>Gráficos.C1:Gráficos.C1</svg:desc>
                </draw:g>
              </table:table-cell>
              <table:table-cell office:value-type="string">
                <text:p>6CM</text:p>
                <draw:g>
                  <svg:desc>Gráficos.D1:Gráficos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37.44318605125">
                <text:p>1537.44318605125</text:p>
                <draw:g>
                  <svg:desc>Gráficos.A2:Gráficos.A2</svg:desc>
                </draw:g>
              </table:table-cell>
              <table:table-cell office:value-type="float" office:value="1682.24115927988">
                <text:p>1682.24115927988</text:p>
                <draw:g>
                  <svg:desc>Gráficos.B2:Gráficos.B2</svg:desc>
                </draw:g>
              </table:table-cell>
              <table:table-cell office:value-type="float" office:value="1635.26894668488">
                <text:p>1635.26894668488</text:p>
                <draw:g>
                  <svg:desc>Gráficos.C2:Gráficos.C2</svg:desc>
                </draw:g>
              </table:table-cell>
              <table:table-cell office:value-type="float" office:value="1589.497032967">
                <text:p>1589.497032967</text:p>
                <draw:g>
                  <svg:desc>Gráficos.D2:Gráficos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